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9fe" officeooo:paragraph-rsid="0013e9fe"/>
    </style:style>
    <style:style style:name="T1" style:family="text">
      <style:text-properties officeooo:rsid="001582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/README – <text:span text:style-name="T1">The Lazy Vo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7:50:12.823000000</meta:creation-date>
    <dc:date>2022-01-09T18:38:19.150000000</dc:date>
    <meta:editing-duration>PT35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4" meta:character-count="26" meta:non-whitespace-character-count="22"/>
  </office:meta>
</office:document-meta>
</file>